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ubtitle">
      <style:text-properties officeooo:rsid="00098e38" officeooo:paragraph-rsid="00098e38"/>
    </style:style>
    <style:style style:name="P2" style:family="paragraph" style:parent-style-name="Text_20_body">
      <style:text-properties officeooo:rsid="00098e38" officeooo:paragraph-rsid="00098e38"/>
    </style:style>
    <style:style style:name="P3" style:family="paragraph" style:parent-style-name="Text_20_body">
      <style:text-properties officeooo:rsid="000a94b9" officeooo:paragraph-rsid="000a94b9"/>
    </style:style>
    <style:style style:name="P4" style:family="paragraph" style:parent-style-name="Title">
      <style:text-properties officeooo:rsid="00098e38" officeooo:paragraph-rsid="00098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mote Antenna Management</text:p>
      <text:p text:style-name="P1">Setting up pizero-w</text:p>
      <text:p text:style-name="P2">The first thing you need to do is to load an operating system on to the sd card.</text:p>
      <text:p text:style-name="P2"><text:tab/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2">I recommend using an sd card that is suitable for HD video as I have experienced failure due to corruption of files with early sd cards.</text:p>
      <text:p text:style-name="P3">When you have the pi up and operating the next thing is to configure the pi to connect to your local wifi network.</text:p>
      <text:p text:style-name="P3"><text:tab/><text:a xlink:type="simple" xlink:href="https://www.raspberrypi.org/forums/viewtopic.php?t=184651" text:style-name="Internet_20_link" text:visited-style-name="Visited_20_Internet_20_Link">https://www.raspberrypi.org/forums/viewtopic.php?t=184651</text:a></text:p>
      <text:p text:style-name="P3">To test if this is working use the web browser on the pi screen to see if you can connect to your favourite web sit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ampbell</meta:initial-creator>
    <meta:creation-date>2021-04-05T13:33:50.147171751</meta:creation-date>
    <dc:date>2021-04-05T13:58:48.599062674</dc:date>
    <dc:creator>Bob Campbell</dc:creator>
    <meta:editing-duration>PT3M18S</meta:editing-duration>
    <meta:editing-cycles>1</meta:editing-cycles>
    <meta:document-statistic meta:table-count="0" meta:image-count="0" meta:object-count="0" meta:page-count="1" meta:paragraph-count="8" meta:word-count="100" meta:character-count="624" meta:non-whitespace-character-count="529"/>
    <meta:generator>LibreOffice/6.4.7.2$Linux_X86_64 LibreOffice_project/40$Build-2</meta:generator>
  </office:meta>
</office:document-meta>
</file>